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center" style:justify-single-word="false"/>
      <style:text-properties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200%" fo:text-align="start" style:justify-single-word="false"/>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200%" fo:text-align="start" style:justify-single-word="false"/>
      <style:text-properties style:font-name="Times New Roman" fo:font-size="12pt"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P5" style:family="paragraph" style:parent-style-name="Standard">
      <style:paragraph-properties fo:line-height="200%" fo:text-align="start" style:justify-single-word="false"/>
      <style:text-properties fo:color="#333333" style:font-name="Times New Roman" fo:font-size="12pt"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line-height="200%" fo:text-align="start" style:justify-single-word="false"/>
      <style:text-properties fo:color="#333333" style:font-name="Times New Roman" fo:font-size="12pt"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fo:line-height="200%" fo:text-align="center"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fo:color="#333333" style:font-name="Times New Roman" fo:font-size="12pt" style:font-size-asian="12pt" style:font-name-complex="Times New Roman1" style:font-size-complex="12pt"/>
    </style:style>
    <style:style style:name="T3" style:family="text">
      <style:text-properties fo:color="#333333" style:text-position="super 58%"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Cyber-Bullying: A New Form of an </text:p>
      <text:p text:style-name="P1">Age Old Problem</text:p>
      <text:p text:style-name="P1">Alex Houston</text:p>
      <text:p text:style-name="P1">Oregon Tech </text:p>
      <text:p text:style-name="P1"/>
      <text:p text:style-name="P1"/>
      <text:p text:style-name="P1"><text:line-break/></text:p>
      <text:p text:style-name="P1"/>
      <text:p text:style-name="P1"/>
      <text:p text:style-name="P1"/>
      <text:p text:style-name="P1"/>
      <text:p text:style-name="P1"/>
      <text:p text:style-name="P1"/>
      <text:p text:style-name="P1"/>
      <text:p text:style-name="P1"/>
      <text:p text:style-name="P1"/>
      <text:p text:style-name="P1"/>
      <text:p text:style-name="P2"><text:soft-page-break/>Abstract</text:p>
      <text:p text:style-name="P3">This paper reviews three empirical research journals and one non-scholarly article related to the topic of cyber-bullying, its debated definitions, targets and possible future directions of research into this relatively new subject. Given how recent this social phenomena is, the psychological community has yet to decide on an exact definition for what cyber-bullying is characterized as. <text:s/>Each of the 3 empirical studies reviewed focused on a different subset of targets, as well as bullies, for their study. Griezel, Finger, Bodkin-Andrews, Craven &amp; Young study the differences between traditional forms of bullying and cyber-bullying related to age and gender (2012). Whereas Wensley &amp; Campbell chose to focus on the involvement of college students in both forms of bullying related to whether they identified as heterosexual or non-heterosexual (2012). Barlett &amp; Coyne performed a meta-analysis of current research into gender while accounting age as a moderator (2014). This paper examines the current research into this new field of study as well as the future direction that research needs to progres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Article Review: Cyber-bullying</text:p>
      <text:p text:style-name="P3"><text:tab/>Given societies ever growing dependence on technology it is important to try and stay ahead of the problems that can arise from such a dependence. Cyber-bullying is a relatively new tactic used to intimidate and bully via the use of the internet. While cyber-bullying's exact definition has yet to be decided on by the psychological community as a whole, its commonly accepted definition is <text:s/>“intentional and repeated harm of a victim who cannot easily defend him- or herself through the use of technology”(Wensley &amp; Campbell, 2012, 650). Whether or not cyber-bullying is a new form of bullying or an entirely new subject remains to be seen but the impact that it has on victims is no less dangerous to mental health than that of traditional bullying (Guan, <text:span text:style-name="T2">Kanagasundram, Ann, Hui &amp; Mun, 2016, p. 107). Since the term cyber-bullying derives its name from bullying researchers have added it to a large number of studies still focused on traditional bullying. </text:span></text:p>
      <text:p text:style-name="P3"><text:span text:style-name="T2"><text:tab/>Wensley et al.'s researched the involvement of college age students in bullying, both as a victim and as a bully, including a section for cyber-bullying. They wanted to see the rate of involvement based upon individual's sexual identity. To do this they surveyed 528 first year university students using a 25 question survey on that asked about their involvement in bullying, 12 as the offender, 12 as the victim and the 25</text:span><text:span text:style-name="T3">th</text:span><text:span text:style-name="T2"> question a 6 point scale on their level of sexual attraction to the same or opposite sex. Due to the lack of data they had to collapse these 6 categories into heterosexual and non-heterosexual. They found that contrary to prior studies the rate of bullying occurred at the same rate as in high school. They also found that non-heterosexual students were more likely to be involved in bullying either as the victim or bully than their heterosexual classmates. Interestingly enough cyber-bullying was found to have no correlation based on self-identified sexuality.</text:span></text:p>
      <text:p text:style-name="P3"><text:span text:style-name="T2"><text:tab/> Griezel, Finger, Bodkin-Andrews, Craven &amp; Young studied the developmental differences of males and females and their relation to the use of cyber-bullying as well as more traditional forms of bullying (2012). To do this they surveyed 803 high school age students with two 31 likert scale <text:s/></text:span><text:soft-page-break/><text:span text:style-name="T2">questions. First set of questions was about how often they engaged in certain behavior and the second was how often they were on the receiving end to such behaviors. While their subject focused on bullying with the inclusion of cyber-bullying the priority of this research was done to find a reliable scale on which to measure these behaviors and a large number of the reliability tests showed that this scale was usable in further testing. From the results they found that boys tend to be involved in bullying more than their female counterparts, which backed their initial hypothesis based on previous findings that boys are involved in this process more than girls. Griezel et al. also believe that they have found a distinct connection to the underlying structure of cyber-bullying related to more traditional forms of bullying which they state may be the first step to being able to effectively address cyber-bullying(2012, p. 451).</text:span></text:p>
      <text:p text:style-name="P5"><text:tab/>Bartlett &amp; Coyne rather than doing a survey study decided to do a meta-analysis of the current studies related to cyber-bullying relating sex and age together to attempt to find patterns across a large number of studies. To do this they gathered 109 studies and used the data reported to product 122 data samples of 214,167 participants. These studies had to meet some base requirements and given certain sample sizes were used as multiple data points based on the type of data collected. Since the concept of cyber-bullying is evolving as society adapts to new technology the studies were also moderated by their publication date to minimize the amount of impact older data could have. Bartlett &amp; Coyne's analysis found that girls were more likely at a younger age to cyber-bully but as time progressed this was overshadowed by the boys at an older age. It was postulated that reasoning for this might be due to females maturing faster and since cyber-bullying is more similar to social bullying(spreading rumors, passive aggressive behavior) they were more likely to be able to participate at a younger age. It should however be noted that the differences found between males and females were small when compared to well researched areas like males and aggression(Bartlett &amp; Coyne, 2014, p. 482).</text:p>
      <text:p text:style-name="P3"><text:span text:style-name="T2"><text:tab/>This topic overall seems to be vastly under researched and given how different the methods of </text:span><text:soft-page-break/><text:span text:style-name="T2">data collection were between the two survey studies done I would not put much backing behind most of the research currently done. Given that it is so new it is understandable for there to be some question about the exact procedures for data collection and specific definitions of terms. However there are many wholes in the data collection done thus far, specifically with the survey format of self reporting which was mentioned in both of the analysis sections of the survey articles mentioned. Many individuals wouldn't report themselves as having been a bully for fear of reprisal even with the social contract of anonymity given by the researchers. Another factor in the overall quality of the research done is the general lack of culture accountability that might have a drastic influence on the data. Given that some cultures have a heavy aversion to physical violence more traditional physical bullying may become reduce and possibly lead to an increase in cyber-bullying skewing the data in relation to the rest of the world which was a consideration that Bartlett &amp; Coyne briefly mentioned. Funny enough the findings in these studies seem to echo the statements found in chapter 12 of the OpenStax Textbook. The definition given in the textbook is “is repeated behavior that is intended to cause psychological or emotional harm to another person”(OpenStax, 2014, p. 437) which is almost verbatim the definition given by Wensley &amp;Campbell(2012). The textbook also states that cyber-bullying tends to impact girls and non-heterosexuals more than boys which seems to be partially accurate to the data collected in these articles. The final article I had was a non-empirical study which took the statistical results of many studies and generalized them for the purpose of future research paths as well as to relay the concerning results of those studies. Guan et al. found that across studies around 30-55% of students had experienced cyber-bullying and due to its anonymous nature and physical presence in the world it could have even more devastating mental impact than other forms of bullying(2016, 111).</text:span></text:p>
      <text:p text:style-name="P5"><text:tab/></text:p>
      <text:p text:style-name="P3"/>
      <text:p text:style-name="P2">References</text:p>
      <text:p text:style-name="P4"><text:soft-page-break/>Barlett, C., &amp; Coyne, S. M. (2014). A meta‐analysis of sex differences in cyber‐bullying behavior: The <text:tab/>moderating role of age. Aggressive Behavior, 40(5), 474-488. doi:10.1002/ab.21555</text:p>
      <text:p text:style-name="P3"><text:span text:style-name="T1"><text:s/></text:span><text:span text:style-name="T2">Griezel, L., Finger, L. R., Bodkin-Andrews, G. H., Craven, R. G., &amp; Yeung, A. S. (2012). Uncovering <text:s text:c="26"/><text:tab/>the structure of and gender and developmental differences in cyber bullying. The Journal Of <text:tab/>Educational Research, 105(6), 442-455. doi:10.1080/00220671.2011.629692</text:span></text:p>
      <text:p text:style-name="P5">Guan, N. C., Kanagasundram, S., Ann, Y. H., Hui, T. L., &amp; Mun, T. K. (2016). Cyber bullying—A new <text:tab/>social menace. ASEAN Journal Of Psychiatry, 17(1), 104-11</text:p>
      <text:p text:style-name="P5">OpenStax College, Psychology. OpenStax College. 8 December 2014. . </text:p>
      <text:p text:style-name="P4"><text:s/>Wensley, K., &amp; Campbell, M. (2012). Heterosexual and nonheterosexual young university students' involvement in traditional and cyber forms of bullying. Cyberpsychology, Behavior, And Social Networking, 15(12), 649-654. doi:10.1089/cyber.2012.01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CYBER-BULLYING: A NEW FORM OF AN AGE OLD PROBLEM<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Houston</meta:initial-creator>
    <meta:creation-date>2017-11-29T13:37:37.11</meta:creation-date>
    <dc:date>2017-12-01T11:36:35.15</dc:date>
    <dc:creator>Alex Houston</dc:creator>
    <meta:editing-duration>PT11H53M40S</meta:editing-duration>
    <meta:editing-cycles>4</meta:editing-cycles>
    <meta:generator>OpenOffice/4.1.3$Win32 OpenOffice.org_project/413m1$Build-9783</meta:generator>
    <meta:document-statistic meta:table-count="0" meta:image-count="0" meta:object-count="0" meta:page-count="6" meta:paragraph-count="21" meta:word-count="1416" meta:character-count="8913"/>
  </office:meta>
</office:document-meta>
</file>